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c256c" officeooo:paragraph-rsid="000c256c"/>
    </style:style>
    <style:style style:name="T1" style:family="text">
      <style:text-properties officeooo:rsid="000e018e"/>
    </style:style>
    <style:style style:name="T2" style:family="text">
      <style:text-properties officeooo:rsid="000f862a"/>
    </style:style>
    <style:style style:name="T3" style:family="text">
      <style:text-properties officeooo:rsid="001119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Jag har delat in texten i två olika spalter för att göra texten mer läsbar.</text:p>
      <text:p text:style-name="P1"/>
      <text:p text:style-name="P1">- Jag gjorde andra första bokstaven i ordet "vargen" i rubriken till versal för att jag tycker att det ser mycket snyggare ut.</text:p>
      <text:p text:style-name="P1"/>
      <text:p text:style-name="P1">- Underrubrikerna satt<text:span text:style-name="T2">e</text:span> jag bara ut slummässigt och gjorde dem till feta för att de ska sticka ut.</text:p>
      <text:p text:style-name="P1"/>
      <text:p text:style-name="P1">- Jag använde färgen röd som komplementfärg för att lysa upp texten lite och göra den mer intressant.</text:p>
      <text:p text:style-name="P1"/>
      <text:p text:style-name="P1">- Citaten gjorde jag väldigt stora och använa min komplementfäg för att folk som läser ska uppmärksamma de<text:span text:style-name="T3">m</text:span>. Jag gjorde även citattecknen väldigt stora för att få uppmärksamhet. Texten i citatet valde jag bara ut slumpmässigt (jag märkte att citaten spoilar lite :P).</text:p>
      <text:p text:style-name="P1"/>
      <text:p text:style-name="P1">- Länkarna valde jag bara ut namn där de nämdes först.</text:p>
      <text:p text:style-name="P1"/>
      <text:p text:style-name="P1">- Alla dialoger gav jag en egen rad för att gör de mer läsbara.</text:p>
      <text:p text:style-name="P1"/>
      <text:p text:style-name="P1">- Jag delade in texten i stycken för att ge lite luft och göra den mer läsbar.</text:p>
      <text:p text:style-name="P1"/>
      <text:p text:style-name="P1">- <text:span text:style-name="T1">Jag la in en fin bild också för att göra texten lite "gladare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5S</meta:editing-duration>
    <meta:editing-cycles>7</meta:editing-cycles>
    <meta:generator>LibreOffice/5.0.0.5$Windows_X86_64 LibreOffice_project/1b1a90865e348b492231e1c451437d7a15bb262b</meta:generator>
    <dc:date>2015-11-09T10:11:02.943000000</dc:date>
    <meta:document-statistic meta:table-count="0" meta:image-count="0" meta:object-count="0" meta:page-count="1" meta:paragraph-count="9" meta:word-count="174" meta:character-count="929" meta:non-whitespace-character-count="764"/>
    <meta:user-defined meta:name="Info 1"/>
    <meta:user-defined meta:name="Info 2"/>
    <meta:user-defined meta:name="Info 3"/>
    <meta:user-defined meta:name="Info 4"/>
  </office:meta>
</office:document-meta>
</file>